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font-weight="bold" style:font-weight-asian="bold" style:font-weight-complex="bold"/>
    </style:style>
    <style:style style:name="P3" style:parent-style-name="Normal" style:family="paragraph">
      <style:text-properties style:font-name="Calibri" style:font-name-complex="Calibri"/>
    </style:style>
    <style:style style:name="P4" style:parent-style-name="Normal" style:family="paragraph">
      <style:text-properties style:font-name="Calibri" style:font-name-complex="Calibri"/>
    </style:style>
    <style:style style:name="P5" style:parent-style-name="Normal" style:family="paragraph">
      <style:text-properties style:font-name="Calibri" style:font-name-complex="Calibri"/>
    </style:style>
    <style:style style:name="P6" style:parent-style-name="Normal" style:family="paragraph">
      <style:text-properties style:font-name="Calibri" style:font-name-complex="Calibri"/>
    </style:style>
    <style:style style:name="P7" style:parent-style-name="Normal" style:family="paragraph">
      <style:text-properties style:font-name="Calibri" style:font-name-complex="Calibri"/>
    </style:style>
    <style:style style:name="P8" style:parent-style-name="Normal"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Normal" style:family="paragraph">
      <style:text-properties style:font-name="Calibri" style:font-name-complex="Calibri"/>
    </style:style>
    <style:style style:name="P11" style:parent-style-name="Normal" style:family="paragraph">
      <style:text-properties style:font-name="Calibri" style:font-name-complex="Calibri"/>
    </style:style>
    <style:style style:name="P12" style:parent-style-name="Normal" style:family="paragraph">
      <style:text-properties style:font-name="Calibri" style:font-name-complex="Calibri"/>
    </style:style>
    <style:style style:name="P13" style:parent-style-name="Normal" style:family="paragraph">
      <style:text-properties style:font-name="Calibri" style:font-name-complex="Calibri"/>
    </style:style>
    <style:style style:name="P14" style:parent-style-name="Normal" style:family="paragraph">
      <style:text-properties style:font-name="Calibri" style:font-name-complex="Calibri"/>
    </style:style>
    <style:style style:name="P15" style:parent-style-name="Normal" style:family="paragraph">
      <style:text-properties style:font-name="Calibri" style:font-name-complex="Calibri"/>
    </style:style>
    <style:style style:name="P16" style:parent-style-name="Normal" style:family="paragraph">
      <style:text-properties style:font-name="Calibri" style:font-name-complex="Calibri"/>
    </style:style>
    <style:style style:name="P17" style:parent-style-name="Normal" style:family="paragraph">
      <style:text-properties style:font-name="Calibri" style:font-name-complex="Calibri"/>
    </style:style>
    <style:style style:name="P18" style:parent-style-name="Normal" style:family="paragraph">
      <style:text-properties style:font-name="Calibri" style:font-name-complex="Calibri"/>
    </style:style>
    <style:style style:name="T19" style:parent-style-name="DefaultParagraphFont" style:family="text">
      <style:text-properties style:font-name="Calibri" style:font-name-complex="Calibri" fo:font-weight="bold" style:font-weight-asian="bold" style:font-weight-complex="bold"/>
    </style:style>
    <style:style style:name="P20" style:parent-style-name="Normal" style:family="paragraph">
      <style:text-properties style:font-name="Calibri" style:font-name-complex="Calibri"/>
    </style:style>
    <style:style style:name="P21" style:parent-style-name="Normal" style:family="paragraph">
      <style:text-properties style:font-name="Calibri" style:font-name-complex="Calibri"/>
    </style:style>
    <style:style style:name="P22" style:parent-style-name="Normal" style:family="paragraph">
      <style:text-properties style:font-name="Calibri" style:font-name-complex="Calibri"/>
    </style:style>
    <style:style style:name="P23" style:parent-style-name="Normal" style:family="paragraph">
      <style:text-properties style:font-name="Calibri" style:font-name-complex="Calibri"/>
    </style:style>
    <style:style style:name="P24" style:parent-style-name="Normal" style:family="paragraph">
      <style:text-properties style:font-name="Calibri" style:font-name-complex="Calibri"/>
    </style:style>
    <style:style style:name="P25" style:parent-style-name="Normal" style:family="paragraph">
      <style:text-properties style:font-name="Calibri" style:font-name-complex="Calibri"/>
    </style:style>
    <style:style style:name="P26" style:parent-style-name="Normal" style:family="paragraph">
      <style:text-properties style:font-name="Calibri" style:font-name-complex="Calibri"/>
    </style:style>
    <style:style style:name="P27" style:parent-style-name="Normal" style:family="paragraph">
      <style:text-properties style:font-name="Calibri" style:font-name-complex="Calibri"/>
    </style:style>
    <style:style style:name="P28" style:parent-style-name="Normal" style:family="paragraph">
      <style:text-properties style:font-name="Calibri" style:font-name-complex="Calibri"/>
    </style:style>
    <style:style style:name="T29" style:parent-style-name="DefaultParagraphFont" style:family="text">
      <style:text-properties style:font-name="Calibri" style:font-name-complex="Calibri"/>
    </style:style>
    <style:style style:name="T30" style:parent-style-name="DefaultParagraphFont" style:family="text">
      <style:text-properties style:font-name="Calibri" style:font-name-complex="Calibri" fo:font-style="italic" style:font-style-asian="italic" style:font-style-complex="italic"/>
    </style:style>
    <style:style style:name="T31" style:parent-style-name="DefaultParagraphFont" style:family="text">
      <style:text-properties style:font-name="Calibri" style:font-name-complex="Calibri"/>
    </style:style>
    <style:style style:name="P32" style:parent-style-name="Normal" style:family="paragraph">
      <style:text-properties style:font-name="Calibri" style:font-name-complex="Calibri"/>
    </style:style>
    <style:style style:name="P33" style:parent-style-name="Normal" style:family="paragraph">
      <style:text-properties style:font-name="Calibri" style:font-name-complex="Calibri"/>
    </style:style>
    <style:style style:name="P34" style:parent-style-name="Normal" style:family="paragraph">
      <style:text-properties style:font-name="Calibri" style:font-name-complex="Calibri"/>
    </style:style>
    <style:style style:name="P35" style:parent-style-name="Normal" style:family="paragraph">
      <style:text-properties style:font-name="Calibri" style:font-name-complex="Calibri"/>
    </style:style>
    <style:style style:name="P36" style:parent-style-name="Normal" style:family="paragraph">
      <style:text-properties style:font-name="Calibri" style:font-name-complex="Calibri"/>
    </style:style>
    <style:style style:name="P37" style:parent-style-name="Normal" style:family="paragraph">
      <style:text-properties style:font-name="Calibri" style:font-name-complex="Calibri"/>
    </style:style>
    <style:style style:name="P38" style:parent-style-name="Normal" style:family="paragraph">
      <style:text-properties style:font-name="Calibri" style:font-name-complex="Calibri"/>
    </style:style>
    <style:style style:name="P39" style:parent-style-name="Normal" style:family="paragraph">
      <style:text-properties style:font-name="Calibri" style:font-name-complex="Calibri"/>
    </style:style>
    <style:style style:name="P40" style:parent-style-name="Normal" style:family="paragraph">
      <style:text-properties style:font-name="Calibri" style:font-name-complex="Calibri"/>
    </style:style>
    <style:style style:name="P41" style:parent-style-name="Normal" style:family="paragraph">
      <style:text-properties style:font-name="Calibri" style:font-name-complex="Calibri"/>
    </style:style>
    <style:style style:name="P42" style:parent-style-name="Normal" style:family="paragraph">
      <style:text-properties style:font-name="Calibri" style:font-name-complex="Calibri"/>
    </style:style>
    <style:style style:name="P43" style:parent-style-name="Normal" style:family="paragraph">
      <style:text-properties style:font-name="Calibri" style:font-name-complex="Calibri"/>
    </style:style>
    <style:style style:name="P44" style:parent-style-name="Normal" style:family="paragraph">
      <style:text-properties style:font-name="Calibri" style:font-name-complex="Calibri"/>
    </style:style>
    <style:style style:name="P45" style:parent-style-name="Normal" style:family="paragraph">
      <style:text-properties style:font-name="Calibri" style:font-name-complex="Calibri"/>
    </style:style>
    <style:style style:name="P46" style:parent-style-name="Normal" style:family="paragraph">
      <style:text-properties style:font-name="Calibri" style:font-name-complex="Calibri"/>
    </style:style>
    <style:style style:name="P47" style:parent-style-name="Normal" style:family="paragraph">
      <style:text-properties style:font-name="Calibri" style:font-name-complex="Calibri"/>
    </style:style>
    <style:style style:name="P48" style:parent-style-name="Normal" style:family="paragraph">
      <style:text-properties style:font-name="Calibri" style:font-name-complex="Calibri"/>
    </style:style>
    <style:style style:name="P49" style:parent-style-name="Normal" style:family="paragraph">
      <style:text-properties style:font-name="Calibri" style:font-name-complex="Calibri" fo:font-weight="bold" style:font-weight-asian="bold" style:font-weight-complex="bold"/>
    </style:style>
    <style:style style:name="T50" style:parent-style-name="DefaultParagraphFont" style:family="text">
      <style:text-properties style:font-name="Calibri" style:font-name-complex="Calibri" fo:font-weight="bold" style:font-weight-asian="bold" style:font-weight-complex="bold"/>
    </style:style>
    <style:style style:name="P51" style:parent-style-name="Normal" style:family="paragraph">
      <style:text-properties style:font-name="Calibri" style:font-name-complex="Calibri"/>
    </style:style>
    <style:style style:name="P52" style:parent-style-name="Normal" style:family="paragraph">
      <style:text-properties style:font-name="Calibri" style:font-name-complex="Calibri"/>
    </style:style>
    <style:style style:name="P53" style:parent-style-name="Normal" style:family="paragraph">
      <style:text-properties style:font-name="Calibri" style:font-name-complex="Calibri"/>
    </style:style>
    <style:style style:name="P54" style:parent-style-name="Normal" style:family="paragraph">
      <style:text-properties style:font-name="Calibri" style:font-name-complex="Calibri"/>
    </style:style>
    <style:style style:name="P55" style:parent-style-name="Normal" style:family="paragraph">
      <style:text-properties style:font-name="Calibri" style:font-name-complex="Calibri"/>
    </style:style>
    <style:style style:name="P56" style:parent-style-name="Normal" style:family="paragraph">
      <style:text-properties style:font-name="Calibri" style:font-name-complex="Calibri"/>
    </style:style>
    <style:style style:name="P57" style:parent-style-name="Normal" style:family="paragraph">
      <style:text-properties style:font-name="Calibri" style:font-name-complex="Calibri"/>
    </style:style>
    <style:style style:name="P58" style:parent-style-name="Normal" style:family="paragraph">
      <style:text-properties style:font-name="Calibri" style:font-name-complex="Calibri"/>
    </style:style>
    <style:style style:name="P59" style:parent-style-name="Normal" style:family="paragraph">
      <style:text-properties style:font-name="Calibri" style:font-name-complex="Calibri"/>
    </style:style>
    <style:style style:name="P60" style:parent-style-name="Normal" style:family="paragraph">
      <style:text-properties style:font-name="Calibri" style:font-name-complex="Calibri"/>
    </style:style>
    <style:style style:name="P61" style:parent-style-name="Normal" style:family="paragraph">
      <style:text-properties style:font-name="Calibri" style:font-name-complex="Calibri"/>
    </style:style>
    <style:style style:name="P62" style:parent-style-name="Normal" style:family="paragraph">
      <style:text-properties style:font-name="Calibri" style:font-name-complex="Calibri"/>
    </style:style>
    <style:style style:name="P63" style:parent-style-name="Normal" style:family="paragraph">
      <style:text-properties style:font-name="Calibri" style:font-name-complex="Calibri"/>
    </style:style>
    <style:style style:name="P64" style:parent-style-name="Normal" style:family="paragraph">
      <style:text-properties style:font-name="Calibri" style:font-name-complex="Calibri"/>
    </style:style>
    <style:style style:name="P65" style:parent-style-name="Normal" style:family="paragraph">
      <style:text-properties style:font-name="Calibri" style:font-name-complex="Calibri"/>
    </style:style>
    <style:style style:name="P66" style:parent-style-name="Normal" style:family="paragraph">
      <style:text-properties style:font-name="Calibri" style:font-name-complex="Calibri"/>
    </style:style>
    <style:style style:name="P67" style:parent-style-name="Normal" style:family="paragraph">
      <style:text-properties style:font-name="Calibri" style:font-name-complex="Calibri"/>
    </style:style>
    <style:style style:name="P68" style:parent-style-name="Normal" style:family="paragraph">
      <style:text-properties style:font-name="Calibri" style:font-name-complex="Calibri"/>
    </style:style>
    <style:style style:name="P69" style:parent-style-name="Normal" style:family="paragraph">
      <style:text-properties style:font-name="Calibri" style:font-name-complex="Calibri"/>
    </style:style>
    <style:style style:name="P70" style:parent-style-name="Normal" style:family="paragraph">
      <style:text-properties style:font-name="Calibri" style:font-name-complex="Calibri"/>
    </style:style>
    <style:style style:name="P71" style:parent-style-name="Normal" style:family="paragraph">
      <style:text-properties style:font-name="Calibri" style:font-name-complex="Calibri"/>
    </style:style>
    <style:style style:name="P72" style:parent-style-name="Normal" style:family="paragraph">
      <style:text-properties style:font-name="Calibri" style:font-name-complex="Calibri"/>
    </style:style>
    <style:style style:name="P73" style:parent-style-name="Normal" style:family="paragraph">
      <style:text-properties style:font-name="Calibri" style:font-name-complex="Calibri"/>
    </style:style>
    <style:style style:name="P74" style:parent-style-name="Normal" style:family="paragraph">
      <style:text-properties style:font-name="Calibri" style:font-name-complex="Calibri"/>
    </style:style>
    <style:style style:name="P75" style:parent-style-name="Normal" style:family="paragraph">
      <style:text-properties style:font-name="Calibri" style:font-name-complex="Calibri"/>
    </style:style>
    <style:style style:name="P76" style:parent-style-name="Normal" style:family="paragraph">
      <style:text-properties style:font-name="Calibri" style:font-name-complex="Calibri"/>
    </style:style>
    <style:style style:name="P77" style:parent-style-name="Normal" style:family="paragraph">
      <style:text-properties style:font-name="Calibri" style:font-name-complex="Calibri"/>
    </style:style>
    <style:style style:name="P78" style:parent-style-name="Normal" style:family="paragraph">
      <style:text-properties style:font-name="Calibri" style:font-name-complex="Calibri"/>
    </style:style>
    <style:style style:name="P79" style:parent-style-name="Normal" style:family="paragraph">
      <style:text-properties style:font-name="Calibri" style:font-name-complex="Calibri"/>
    </style:style>
    <style:style style:name="P80" style:parent-style-name="Normal" style:family="paragraph">
      <style:text-properties style:font-name="Calibri" style:font-name-complex="Calibri"/>
    </style:style>
    <style:style style:name="P81" style:parent-style-name="Normal" style:family="paragraph">
      <style:text-properties style:font-name="Calibri" style:font-name-complex="Calibri"/>
    </style:style>
    <style:style style:name="P82" style:parent-style-name="Normal" style:family="paragraph">
      <style:text-properties style:font-name="Calibri" style:font-name-complex="Calibri"/>
    </style:style>
    <style:style style:name="P83" style:parent-style-name="Normal" style:family="paragraph">
      <style:text-properties style:font-name="Calibri" style:font-name-complex="Calibri"/>
    </style:style>
    <style:style style:name="P84" style:parent-style-name="Normal" style:family="paragraph">
      <style:text-properties style:font-name="Calibri" style:font-name-complex="Calibri"/>
    </style:style>
    <style:style style:name="P85" style:parent-style-name="Normal" style:family="paragraph">
      <style:text-properties style:font-name="Calibri" style:font-name-complex="Calibri"/>
    </style:style>
    <style:style style:name="T86" style:parent-style-name="DefaultParagraphFont" style:family="text">
      <style:text-properties style:font-name="Calibri" style:font-name-complex="Calibri" fo:font-weight="bold" style:font-weight-asian="bold" style:font-weight-complex="bold"/>
    </style:style>
    <style:style style:name="P87" style:parent-style-name="Normal" style:family="paragraph">
      <style:text-properties style:font-name="Calibri" style:font-name-complex="Calibri"/>
    </style:style>
    <style:style style:name="P88" style:parent-style-name="Normal" style:family="paragraph">
      <style:text-properties style:font-name="Calibri" style:font-name-complex="Calibri"/>
    </style:style>
    <style:style style:name="P89" style:parent-style-name="Normal" style:family="paragraph">
      <style:text-properties style:font-name="Calibri" style:font-name-complex="Calibri"/>
    </style:style>
    <style:style style:name="P90" style:parent-style-name="Normal" style:family="paragraph">
      <style:text-properties style:font-name="Calibri" style:font-name-complex="Calibri"/>
    </style:style>
    <style:style style:name="P91" style:parent-style-name="Normal" style:family="paragraph">
      <style:text-properties style:font-name="Calibri" style:font-name-complex="Calibri"/>
    </style:style>
    <style:style style:name="P92" style:parent-style-name="Normal" style:family="paragraph">
      <style:text-properties style:font-name="Calibri" style:font-name-complex="Calibri"/>
    </style:style>
    <style:style style:name="P93" style:parent-style-name="Normal" style:family="paragraph">
      <style:text-properties style:font-name="Calibri" style:font-name-complex="Calibri"/>
    </style:style>
    <style:style style:name="P94" style:parent-style-name="Normal" style:family="paragraph">
      <style:text-properties style:font-name="Calibri" style:font-name-complex="Calibri"/>
    </style:style>
    <style:style style:name="P95" style:parent-style-name="Normal" style:family="paragraph">
      <style:text-properties style:font-name="Calibri" style:font-name-complex="Calibri"/>
    </style:style>
    <style:style style:name="P96" style:parent-style-name="Normal" style:family="paragraph">
      <style:text-properties style:font-name="Calibri" style:font-name-complex="Calibri"/>
    </style:style>
    <style:style style:name="P97" style:parent-style-name="Normal" style:family="paragraph">
      <style:text-properties style:font-name="Calibri" style:font-name-complex="Calibri"/>
    </style:style>
    <style:style style:name="P98" style:parent-style-name="Normal" style:family="paragraph">
      <style:text-properties style:font-name="Calibri" style:font-name-complex="Calibri"/>
    </style:style>
    <style:style style:name="P99" style:parent-style-name="Normal" style:family="paragraph">
      <style:text-properties style:font-name="Calibri" style:font-name-complex="Calibri"/>
    </style:style>
    <style:style style:name="P100" style:parent-style-name="Normal" style:family="paragraph">
      <style:text-properties style:font-name="Calibri" style:font-name-complex="Calibri"/>
    </style:style>
    <style:style style:name="P101" style:parent-style-name="Normal" style:family="paragraph">
      <style:text-properties style:font-name="Calibri" style:font-name-complex="Calibri"/>
    </style:style>
    <style:style style:name="T102" style:parent-style-name="DefaultParagraphFont" style:family="text">
      <style:text-properties style:font-name="Calibri" style:font-name-complex="Calibri"/>
    </style:style>
    <style:style style:name="T103" style:parent-style-name="DefaultParagraphFont" style:family="text">
      <style:text-properties style:font-name="Calibri" style:font-name-complex="Calibri" fo:font-style="italic" style:font-style-asian="italic" style:font-style-complex="italic"/>
    </style:style>
    <style:style style:name="T104" style:parent-style-name="DefaultParagraphFont" style:family="text">
      <style:text-properties style:font-name="Calibri" style:font-name-complex="Calibri"/>
    </style:style>
    <style:style style:name="P105" style:parent-style-name="Normal" style:family="paragraph">
      <style:text-properties style:font-name="Calibri" style:font-name-complex="Calibri"/>
    </style:style>
    <style:style style:name="P106" style:parent-style-name="Normal" style:family="paragraph">
      <style:text-properties style:font-name="Calibri" style:font-name-complex="Calibri"/>
    </style:style>
    <style:style style:name="P107" style:parent-style-name="Normal" style:family="paragraph">
      <style:text-properties style:font-name="Calibri" style:font-name-complex="Calibri"/>
    </style:style>
    <style:style style:name="P108" style:parent-style-name="Normal" style:family="paragraph">
      <style:text-properties style:font-name="Calibri" style:font-name-complex="Calibri"/>
    </style:style>
    <style:style style:name="P109" style:parent-style-name="Normal" style:family="paragraph">
      <style:text-properties style:font-name="Calibri" style:font-name-complex="Calibri"/>
    </style:style>
    <style:style style:name="P110" style:parent-style-name="Normal" style:family="paragraph">
      <style:text-properties style:font-name="Calibri" style:font-name-complex="Calibri"/>
    </style:style>
    <style:style style:name="P111" style:parent-style-name="Normal" style:family="paragraph">
      <style:text-properties style:font-name="Calibri" style:font-name-complex="Calibri"/>
    </style:style>
    <style:style style:name="P112" style:parent-style-name="Normal" style:family="paragraph">
      <style:text-properties style:font-name="Calibri" style:font-name-complex="Calibri"/>
    </style:style>
    <style:style style:name="P113" style:parent-style-name="Normal" style:family="paragraph">
      <style:text-properties style:font-name="Calibri" style:font-name-complex="Calibri"/>
    </style:style>
    <style:style style:name="P114" style:parent-style-name="Normal" style:family="paragraph">
      <style:text-properties style:font-name="Calibri" style:font-name-complex="Calibri"/>
    </style:style>
    <style:style style:name="P115" style:parent-style-name="Normal" style:family="paragraph">
      <style:text-properties style:font-name="Calibri" style:font-name-complex="Calibri"/>
    </style:style>
    <style:style style:name="P116" style:parent-style-name="Normal" style:family="paragraph">
      <style:text-properties style:font-name="Calibri" style:font-name-complex="Calibri"/>
    </style:style>
    <style:style style:name="P117" style:parent-style-name="Normal" style:family="paragraph">
      <style:text-properties style:font-name="Calibri" style:font-name-complex="Calibri"/>
    </style:style>
    <style:style style:name="P118" style:parent-style-name="Normal" style:family="paragraph">
      <style:text-properties style:font-name="Calibri" style:font-name-complex="Calibri"/>
    </style:style>
    <style:style style:name="T119" style:parent-style-name="DefaultParagraphFont" style:family="text">
      <style:text-properties style:font-name="Calibri" style:font-name-complex="Calibri"/>
    </style:style>
  </office:automatic-styles>
  <office:body>
    <office:text text:use-soft-page-breaks="true">
      <text:p text:style-name="P1"><text:span text:style-name="T2">Chapter 1: The Hidden Forest</text:span></text:p>
      <text:p text:style-name="P3">In a small village nestled between the mountains and the sea, a curious girl named Lila lived with her best friend Milo, a mischievous squirrel, and Tessa, a brave rabbit. Lila was always eager for adventure, and she had heard stories about the "Hidden Forest," a magical place that no one dared to enter. Legends said the forest was full of enchanted creatures and secrets, but no one had ever returned from it.</text:p>
      <text:p text:style-name="P4">One sunny morning, Lila decided it was time to explore. "Are you ready for an adventure?" she asked Milo and Tessa.</text:p>
      <text:p text:style-name="P5">"Always!" squeaked Milo, and Tessa nodded with excitement.</text:p>
      <text:p text:style-name="P6">As they ventured into the forest, the trees seemed to welcome them, whispering secrets in a language only they could understand. The air was filled with the scent of pine and flowers, and the ground beneath their feet was soft.</text:p>
      <text:p text:style-name="P7">They followed a narrow path deeper into the woods, and soon, they heard the sound of bells—gentle chimes that seemed to float on the wind.</text:p>
      <text:p text:style-name="P8">"That's it! The forest has its own song!" Lila exclaimed.</text:p>
      <text:p text:style-name="P9">Following the sound, they came to a clearing where a giant tree stood with silver leaves and branches that sparkled like stars. At the base of the tree was a wooden door covered in intricate carvings, glowing with an otherworldly light. The door hummed with magic.</text:p>
      <text:p text:style-name="P10">"This is it!" Lila whispered. "The door to something magical."</text:p>
      <text:p text:style-name="P11">Milo scampered up a tree, his tail twitching. "I think we’re close to something special!"</text:p>
      <text:p text:style-name="P12">Tessa sniffed the air. "Do you hear that?" she asked. The bells were louder now, coming from the tree.</text:p>
      <text:p text:style-name="P13">Lila crouched down to examine the door. "It’s locked," she said, noticing the keyhole at the bottom. "There must be a way to open it."</text:p>
      <text:p text:style-name="P14">Just then, a tiny fairy fluttered out of the glowing branches. "To open this door," the fairy said, "you must find the Lost Key. Follow the trail of fireflies, and it will lead you to what you seek."</text:p>
      <text:p text:style-name="P15">With that, the fairy vanished, leaving only a trail of sparkling dust behind.</text:p>
      <text:p text:style-name="P16">Lila, Milo, and Tessa exchanged excited glances. They were ready for the next part of their journey.</text:p>
      <text:p text:style-name="P17">"Let’s follow the fireflies!" Lila said, and with that, they began to follow the glowing trail deeper into the Hidden Forest, eager to uncover its secrets.</text:p>
      <text:p text:style-name="P18"/>
      <text:p text:style-name="Normal"><text:span text:style-name="T19">Chapter 2: The Lost Key to the Magic Realm</text:span></text:p>
      <text:p text:style-name="P20">Lila, Milo, and Tessa followed the sparkling trail of fireflies deeper into the Hidden Forest. The glow from the tiny creatures flickered in the growing twilight, lighting their path through thick vines and towering trees. The air was cool now, and the sounds of the forest seemed to hum with magic.</text:p>
      <text:soft-page-break/>
      <text:p text:style-name="P21">“I can feel it,” Lila said, her eyes wide with excitement. “The Lost Key is close. I just know it!”</text:p>
      <text:p text:style-name="P22">Tessa’s long ears twitched. “It’s getting quieter. The fireflies are leading us to something.”</text:p>
      <text:p text:style-name="P23">Milo, always ready for mischief, darted from tree to tree, keeping close to the firefly trail. “I hope it’s something shiny! I love shiny things!”</text:p>
      <text:p text:style-name="P24">As they walked, the forest began to change. The trees grew taller and more twisted, their bark shimmering faintly in the moonlight. Strange flowers bloomed at their feet, their petals glowing in soft blues and purples. The deeper they went, the more the forest felt alive—like it was watching them, guiding them forward.</text:p>
      <text:p text:style-name="P25">After a while, the fireflies led them to a small clearing. In the center of the clearing stood a stone pedestal, covered in moss and vines. Atop the pedestal lay a small, golden key, glowing with a soft light.</text:p>
      <text:p text:style-name="P26">“That’s it!” Lila gasped, running toward the pedestal. “The Lost Key!”</text:p>
      <text:p text:style-name="P27">Milo hopped up onto the pedestal to get a closer look. “It’s even shinier than I imagined!” he squeaked.</text:p>
      <text:p text:style-name="P28">Tessa carefully sniffed the air. “Something feels strange,” she said, her eyes scanning the shadows around them.</text:p>
      <text:p text:style-name="Normal"><text:span text:style-name="T29">Lila reached out to take the key, but as her fingers brushed against it, a loud<text:s/></text:span><text:span text:style-name="T30">crack</text:span><text:span text:style-name="T31"><text:s/>echoed through the forest. The ground beneath them trembled, and the trees around them began to shift, forming a circle that trapped them in the clearing.</text:span></text:p>
      <text:p text:style-name="P32">“What’s happening?!” Lila shouted, stepping back in alarm.</text:p>
      <text:p text:style-name="P33">Suddenly, a low voice boomed from the shadows. “Who dares to take the Lost Key?”</text:p>
      <text:p text:style-name="P34">From the darkness, a figure stepped forward—tall and shadowy, with glowing eyes and a cloak made of swirling mist. The figure’s voice was deep and powerful. “I am the Guardian of the Lost Key. No one may take it unless they prove themselves worthy.”</text:p>
      <text:p text:style-name="P35">Lila’s heart raced, but she stood tall. “We need the key to open the door in the Hidden Forest. We didn’t come to take it for ourselves—we came to unlock the magic.”</text:p>
      <text:p text:style-name="P36">The Guardian’s glowing eyes studied her closely. “Many have tried to take the key, but none have succeeded. If you truly seek the magic, you must pass the Test of Courage.”</text:p>
      <text:p text:style-name="P37">Lila, Tessa, and Milo exchanged nervous glances. “What’s the Test of Courage?” Lila asked.</text:p>
      <text:p text:style-name="P38">The Guardian raised a hand, and suddenly, the ground around them began to shift again. The stone pedestal vanished, replaced by a swirling fog that filled the clearing. A deep voice echoed from the mist. “Face your fears, young ones, and only then shall the key be yours.”</text:p>
      <text:p text:style-name="P39">Lila felt the air grow heavy. The mist twisted around them, forming shadows that seemed to whisper their deepest fears.</text:p>
      <text:p text:style-name="P40">Lila’s heart raced as a figure stepped out of the fog—it was a giant wolf, its eyes glowing with an eerie red light. She froze, but then remembered the bravery she had shown all her life. “I won’t be scared,” she whispered to herself, stepping forward. “I can do this.”</text:p>
      <text:soft-page-break/>
      <text:p text:style-name="P41">The wolf growled, but Lila stood firm. Slowly, it backed away, vanishing into the mist.</text:p>
      <text:p text:style-name="P42">Tessa’s fear came next—she saw a shadowy figure of a giant rabbit looming over her, casting a long, terrifying shadow. But instead of running, Tessa stood tall, her bravery shining through as she faced the shadow and chased it away.</text:p>
      <text:p text:style-name="P43">Finally, Milo’s fear appeared as a dark storm cloud, swirling above him and threatening to rain down lightning. But Milo wasn’t afraid—he scurried up the nearest tree and leaped from branch to branch, laughing as the storm fizzled away.</text:p>
      <text:p text:style-name="P44">The fog cleared, and the Guardian’s voice rang out again. “You have all faced your fears and shown your courage. The Lost Key is yours.”</text:p>
      <text:p text:style-name="P45">Lila reached forward and picked up the golden key, feeling its warmth in her hand. The forest around them seemed to brighten as the magic of the key filled the air.</text:p>
      <text:p text:style-name="P46">“Well done,” the Guardian said, his voice softening. “Now go—unlock the door in the Hidden Forest, and your journey will continue.”</text:p>
      <text:p text:style-name="P47">With the key in hand, Lila, Milo, and Tessa smiled at each other. Their adventure was far from over, but they had proven their courage, and the next step of their journey was waiting for them.</text:p>
      <text:p text:style-name="P48">“Let’s go,” Lila said, her heart pounding with excitement. “The door is waiting.”</text:p>
      <text:p text:style-name="P49"/>
      <text:p text:style-name="Normal"><text:span text:style-name="T50">Chapter 3: The Heart of the Hidden Forest</text:span></text:p>
      <text:p text:style-name="P51">Lila, Milo, and Tessa stood at the edge of the Moonlight Tree, gazing into the dense forest that stretched out before them. The air was thick with magic, and a sense of mystery seemed to wrap around every branch and leaf. The forest was alive in a way they had never experienced before—every rustling leaf, every breeze seemed to whisper secrets.</text:p>
      <text:p text:style-name="P52">“Are we ready?” Lila asked, her voice full of excitement and a touch of uncertainty.</text:p>
      <text:p text:style-name="P53">Milo, sitting on her shoulder, flicked his tail and gave an eager chirp. “I’ve been ready since we stepped into the forest!”</text:p>
      <text:p text:style-name="P54">Tessa's ears twitched as she gazed into the shadows, a little nervous but determined. “I think we’re as ready as we’ll ever be. Let’s stick together and keep our wits about us.”</text:p>
      <text:p text:style-name="P55">They nodded in agreement and stepped into the forest, their footsteps soft on the mossy ground. The forest was quiet—too quiet. It felt like they were being watched by invisible eyes. The trees towered above them, their trunks thick and ancient, their leaves shimmering with a faint glow. As they walked deeper into the forest, the moonlight filtered through the canopy, casting eerie shadows on the path.</text:p>
      <text:p text:style-name="P56">After walking for what felt like hours, they reached a clearing where the trees parted, revealing a shimmering pool of water. The surface reflected the moon and the stars above, glowing with an almost otherworldly light. But it wasn’t just the beauty of the pool that made Lila’s heart race—it was the feeling of magic that seemed to pulse from the water, as if it were alive.</text:p>
      <text:soft-page-break/>
      <text:p text:style-name="P57">“What is this place?” Lila whispered, kneeling down to touch the surface of the water.</text:p>
      <text:p text:style-name="P58">Before anyone could answer, a soft voice echoed through the clearing. “You stand at the heart of the Hidden Forest, the place where all magic begins.”</text:p>
      <text:p text:style-name="P59">Lila, Milo, and Tessa jumped back, startled. From the center of the pool, a figure rose—a spirit made of light and water, her form glowing softly with the colors of the moon. She was tall and graceful, her hair flowing like water, her eyes bright with ancient wisdom.</text:p>
      <text:p text:style-name="P60">“I am the Guardian of the Heart,” the spirit said, her voice as soft as a breeze but filled with a strength that sent a shiver down Lila’s spine. “I have been waiting for you.”</text:p>
      <text:p text:style-name="P61">“Waiting for us?” Lila asked, still kneeling by the water, unsure of what was happening.</text:p>
      <text:p text:style-name="P62">The Guardian nodded. “The Hidden Forest has chosen you. You have come seeking its magic, but to unlock its true power, you must understand the balance of the forest. The magic of this place is not something to be taken—it is something to be protected.”</text:p>
      <text:p text:style-name="P63">Tessa stepped forward, her tail flicking with curiosity. “But we don’t want to take anything. We just want to understand it, protect it, and share it with others.”</text:p>
      <text:p text:style-name="P64">The Guardian’s eyes softened, and she smiled. “That is why you are here. But to prove that you are worthy, you must first face the forest’s trials. You will encounter challenges that test your courage, your trust, and your heart. Only those who succeed in these trials may continue deeper into the forest and unlock the magic it holds.”</text:p>
      <text:p text:style-name="P65">Lila felt a spark of excitement in her chest. “What kind of challenges?”</text:p>
      <text:p text:style-name="P66">The Guardian’s smile faded slightly, and her gaze turned serious. “The challenges are not easy. The forest will show you your deepest fears, your greatest weaknesses. You will face creatures born of shadow and light, each one more powerful than the last. But through it all, you must remember: it is not just about power. It is about the choices you make, the strength of your heart, and the bonds you share with those around you.”</text:p>
      <text:p text:style-name="P67">Milo hopped off Lila’s shoulder and scampered around the edge of the pool, his eyes wide with awe. “So, we have to pass some sort of test?”</text:p>
      <text:p text:style-name="P68">The Guardian nodded. “Yes, but the tests will not be physical. They will test your spirit, your resolve. The forest will show you what lies within.”</text:p>
      <text:p text:style-name="P69">Tessa’s ears perked up, and she turned to Lila. “We can do this. Together.”</text:p>
      <text:p text:style-name="P70">Lila felt a surge of determination. She looked at Milo and Tessa, their faces filled with the same resolve. Whatever trials lay ahead, they would face them as a team.</text:p>
      <text:p text:style-name="P71">The Guardian raised a hand, and the water of the pool began to swirl. The moonlight above them flickered, casting long, eerie shadows on the ground. A soft wind blew through the clearing, carrying the scent of earth and magic.</text:p>
      <text:p text:style-name="P72">“Are you ready?” the Guardian asked.</text:p>
      <text:soft-page-break/>
      <text:p text:style-name="P73">Lila took a deep breath, her heart racing with excitement and nerves. “We’re ready.”</text:p>
      <text:p text:style-name="P74">With a gentle nod, the Guardian gestured toward the forest. “Then go, and let the trials begin.”</text:p>
      <text:p text:style-name="P75">As they stepped into the forest, the air around them seemed to shift. The trees whispered secrets to one another, their branches creaking in the wind. Lila could feel the magic growing stronger with every step they took. The path ahead was dark, but the soft glow of the moonlight guided them forward.</text:p>
      <text:p text:style-name="P76">The deeper they went, the more alive the forest became. Strange creatures appeared in the shadows—flashes of glowing eyes, the sound of rustling leaves—but nothing seemed to approach them. Lila couldn’t shake the feeling that the forest was watching them, waiting for them to prove themselves.</text:p>
      <text:p text:style-name="P77">After a while, the path ahead forked, and at the center of the fork stood a massive stone archway, its surface covered in glowing runes. Lila stepped forward, her heart pounding in her chest.</text:p>
      <text:p text:style-name="P78">“This must be the first trial,” she said, her voice barely above a whisper.</text:p>
      <text:p text:style-name="P79">Tessa nodded. “Let’s do this.”</text:p>
      <text:p text:style-name="P80">They approached the archway together, feeling a strange pull to step through it. As they did, the world around them seemed to twist and shift. The air grew colder, and the light dimmed. The path ahead was no longer the one they had been walking but a dark, twisted version of it.</text:p>
      <text:p text:style-name="P81">The forest was no longer peaceful. Strange, shadowy creatures lurked just out of sight, and a sense of dread filled the air. The once-shimmering trees now seemed to close in on them, their branches reaching out like skeletal hands.</text:p>
      <text:p text:style-name="P82">Lila swallowed hard. This was only the beginning of the trials, and already, the forest was testing them. Would they make it through? Or would the forest consume them before they even had a chance?</text:p>
      <text:p text:style-name="P83">"We’ll face it together," Lila said, turning to Milo and Tessa. "Let’s not forget why we came here. We have to protect the magic of this place."</text:p>
      <text:p text:style-name="P84">With renewed determination, they took their first steps into the heart of the trial, knowing they had to face whatever challenges the Hidden Forest would throw at them. Together, they would prove they were worthy of the magic the forest guarded so fiercely.</text:p>
      <text:p text:style-name="P85"/>
      <text:p text:style-name="Normal"><text:span text:style-name="T86">Chapter 4: The Battle of the Firefly Knights</text:span></text:p>
      <text:p text:style-name="P87">The path beyond the Moonlight Tree led Lila, Milo, and Tessa deeper into the Hidden Forest, where the trees grew taller and their twisted branches seemed to touch the sky. The air buzzed with magic, and the deeper they walked, the more alive the forest felt. The moon cast a soft glow over the path ahead, and soon they entered a clearing where the ground sparkled with hundreds of glowing lights. As they moved closer, they realized it was a sea of fireflies, swirling and flickering in beautiful patterns, lighting up the dark forest.</text:p>
      <text:p text:style-name="P88">"Look at them!" Milo whispered, his eyes wide with wonder. "There are so many!"</text:p>
      <text:soft-page-break/>
      <text:p text:style-name="P89">The fireflies danced gracefully around them, creating intricate shapes and symbols in the air, as if trying to tell a story. Lila took a cautious step forward, when suddenly, the fireflies parted, and from the center of the glowing lights emerged a figure—a knight, shimmering and radiant, his armor made of thousands of glowing fireflies.</text:p>
      <text:p text:style-name="P90">“I am Sir Lumis, Knight of the Firefly Order,” the knight’s voice rang out, clear and melodious, like the sound of distant chimes. “The Hidden Forest has called to you. But to move forward, you must prove your worth. Only those who succeed in the trials may pass.”</text:p>
      <text:p text:style-name="P91">Lila stood tall, her heart beating faster with excitement. "We are ready for whatever comes next," she said, her voice steady.</text:p>
      <text:p text:style-name="P92">Sir Lumis raised his glowing sword, and the fireflies around him began to form into groups, each one taking on the shape of a knight, their light flickering like stars in the night sky. The forest grew quieter, as if holding its breath.</text:p>
      <text:p text:style-name="P93">“The first trial is a test of courage,” Sir Lumis said. “You must face the Firefly Storm.”</text:p>
      <text:p text:style-name="P94">Without warning, the fireflies began to swirl and flicker wildly, their light flashing brighter and faster, creating a storm of light that filled the air. It was dazzling and chaotic, the flashes overwhelming Lila's senses. The storm whirled around them, whipping at the air and making the ground tremble beneath their feet.</text:p>
      <text:p text:style-name="P95">Lila’s heart raced. Milo jumped onto her shoulder, his tail twitching nervously, and Tessa’s ears stood tall, sensing the danger. The storm felt impossible to navigate. Yet, through the confusion, Lila stood her ground. She took a deep breath, refusing to let the storm shake her.</text:p>
      <text:p text:style-name="P96">“We can do this,” Lila said firmly, her voice cutting through the chaos. “Together, we’re strong enough.”</text:p>
      <text:p text:style-name="P97">Milo squeezed her shoulder, and Tessa nodded. They all stood tall, focusing on each other and the path ahead. Slowly, the fireflies calmed, and the storm of light began to fade away, leaving behind a peaceful, glowing stillness.</text:p>
      <text:p text:style-name="P98">"You have shown courage," Sir Lumis said, his voice deep and approving. "The first trial is passed."</text:p>
      <text:p text:style-name="P99">The fireflies danced in the air, their lights shifting to a new pattern, signaling the next trial. Sir Lumis raised his sword again.</text:p>
      <text:p text:style-name="P100">“The second trial is a test of trust,” he declared. “You must follow the path I create, no matter the obstacles.”</text:p>
      <text:p text:style-name="P101">The fireflies parted, revealing a glowing, winding path that stretched deep into the forest. As Lila, Milo, and Tessa began to walk, the path seemed to shift and twist, like the forest itself was testing them. The trees moved, branches closing off certain routes, while other paths appeared to lead nowhere.</text:p>
      <text:p text:style-name="Normal"><text:span text:style-name="T102">Lila’s eyes darted from path to path, unsure which direction to take. But then she remembered the words of the Moonlight Tree:<text:s/></text:span><text:span text:style-name="T103">Only by trusting in each other can you find the right way.</text:span><text:span text:style-name="T104"><text:s/>She turned to her friends, her heart steady.</text:span></text:p>
      <text:p text:style-name="P105">“We have to trust each other,” she said. “Let’s go together.”</text:p>
      <text:soft-page-break/>
      <text:p text:style-name="P106">Milo scampered ahead, climbing onto a nearby tree to scout the way. Tessa stayed low, keeping an eye on the ground for any hidden dangers. They moved carefully, always checking with one another before making each decision. Together, they found their way through the maze, relying on their trust and teamwork.</text:p>
      <text:p text:style-name="P107">After what felt like an eternity, the fireflies cleared the path, and Sir Lumis nodded.</text:p>
      <text:p text:style-name="P108">“You have shown trust. The second trial is passed.”</text:p>
      <text:p text:style-name="P109">Now, the final trial awaited. The fireflies gathered together, and the air grew still. Sir Lumis spoke again, his voice echoing with the weight of the test to come.</text:p>
      <text:p text:style-name="P110">“The last trial is a test of heart. You must answer this question: Why have you come to the Hidden Forest?”</text:p>
      <text:p text:style-name="P111">The fireflies surrounded Lila, Milo, and Tessa, their lights glowing more brightly than ever. Lila felt her heart race. This wasn’t just about magic or adventure—it was about something deeper. She stepped forward, looking at her friends.</text:p>
      <text:p text:style-name="P112">“We came to discover the magic of the Hidden Forest,” she said. “But not just for ourselves. We want to protect this place and share its wonders with others. We believe that magic is meant to help people, and we want to make sure it’s safe.”</text:p>
      <text:p text:style-name="P113">Milo nodded, his voice full of conviction. “We want to share the beauty of this place with everyone we can.”</text:p>
      <text:p text:style-name="P114">Tessa’s tail swayed behind her as she added, “We came to find our purpose and to protect the magic that makes this world so special.”</text:p>
      <text:p text:style-name="P115">For a moment, the fireflies swirled in the air, their light flickering softly. Sir Lumis was silent, his glowing eyes studying them. Then, a smile spread across his face, and the fireflies erupted in a dazzling display of light, filling the sky above them with bursts of sparkling color.</text:p>
      <text:p text:style-name="P116">“You have shown courage, trust, and heart,” Sir Lumis said, his voice warm with approval. “You are worthy. The Hidden Forest has accepted you.”</text:p>
      <text:p text:style-name="P117">The firefly knights bowed to them, their light dimming as they slowly faded into the night. The forest around them seemed to come alive with a new energy, and the path ahead glowed brightly, beckoning them forward.</text:p>
      <text:p text:style-name="P118">“The magic of the Hidden Forest is now yours to protect,” Sir Lumis said one final time, his voice soft and fading. “Go forth, and let your journey continue.”</text:p>
      <text:p text:style-name="Normal"><text:span text:style-name="T119">With their hearts full of pride and excitement, Lila, Milo, and Tessa turned and walked down the glowing path, ready to uncover the next mystery of the Hidden Forest, their bond stronger than ev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ttps://mysamplefiles.com</meta:initial-creator>
    <dc:creator>EDWIN CHEN</dc:creator>
    <meta:creation-date>2025-03-02T06:05:00Z</meta:creation-date>
    <dc:date>2025-03-02T06:05:00Z</dc:date>
    <meta:template xlink:href="Normal" xlink:type="simple"/>
    <meta:editing-cycles>2</meta:editing-cycles>
    <meta:editing-duration>PT60S</meta:editing-duration>
    <meta:document-statistic meta:page-count="7" meta:paragraph-count="38" meta:word-count="2891" meta:character-count="19332" meta:row-count="137" meta:non-whitespace-character-count="16479"/>
  </office:meta>
</office:document-meta>
</file>